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388cm" fo:min-width="0cm"/>
      <style:paragraph-properties style:writing-mode="lr-tb"/>
    </style:style>
    <style:style style:name="gr2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1.164cm" fo:min-width="1.198cm" draw:shadow-opacity="70%"/>
      <style:paragraph-properties style:writing-mode="lr-tb"/>
    </style:style>
    <style:style style:name="gr3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2.084cm" fo:min-width="2.542cm" draw:shadow-opacity="70%"/>
      <style:paragraph-properties style:writing-mode="lr-tb"/>
    </style:style>
    <style:style style:name="gr4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0.6cm" fo:min-width="0.421cm" draw:shadow-opacity="70%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5.124cm" fo:min-width="7.704cm" draw:shadow-opacity="0%"/>
    </style:style>
    <style:style style:name="gr6" style:family="graphic" style:parent-style-name="standard">
      <style:graphic-properties svg:stroke-color="#000000" draw:opacity="70%" draw:textarea-horizontal-align="justify" draw:textarea-vertical-align="middle" draw:auto-grow-height="false" fo:min-height="1.164cm" fo:min-width="1.552cm" draw:shadow-opacity="70%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882cm" fo:min-width="2.118cm"/>
      <style:paragraph-properties style:writing-mode="lr-tb"/>
    </style:style>
    <style:style style:name="gr8" style:family="graphic" style:parent-style-name="objectwithoutfill">
      <style:graphic-properties svg:stroke-color="#000000" draw:marker-start="Circle" draw:marker-end="Circle" draw:stroke-linejoin="miter" draw:fill="solid" draw:textarea-vertical-align="bottom"/>
      <style:paragraph-properties style:writing-mode="lr-tb"/>
    </style:style>
    <style:style style:name="gr9" style:family="graphic" style:parent-style-name="objectwithoutfill">
      <style:graphic-properties svg:stroke-color="#000000" draw:marker-start="Circle" draw:marker-end="Circle" draw:fill="solid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2.438cm" fo:min-width="3.954cm" draw:shadow-opacity="0%"/>
    </style:style>
    <style:style style:name="gr14" style:family="graphic" style:parent-style-name="standard">
      <style:graphic-properties draw:textarea-horizontal-align="justify" draw:textarea-vertical-align="middle" draw:auto-grow-height="false" fo:min-height="3.852cm" fo:min-width="5.7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16" style:family="graphic" style:parent-style-name="standard">
      <style:graphic-properties draw:fill="solid" draw:fill-color="#ff972f" draw:textarea-horizontal-align="justify" draw:textarea-vertical-align="middle" draw:auto-grow-height="false" fo:min-height="1.024cm" fo:min-width="1.834cm"/>
      <style:paragraph-properties style:writing-mode="lr-tb"/>
    </style:style>
    <style:style style:name="gr17" style:family="graphic" style:parent-style-name="standard">
      <style:graphic-properties draw:fill="solid" draw:fill-color="#b7b3ca" draw:textarea-horizontal-align="justify" draw:textarea-vertical-align="middle" draw:auto-grow-height="false" fo:min-height="0.812cm" fo:min-width="0.702cm"/>
      <style:paragraph-properties style:writing-mode="lr-tb"/>
    </style:style>
    <style:style style:name="gr18" style:family="graphic" style:parent-style-name="standard">
      <style:graphic-properties draw:fill="solid" draw:fill-color="#b7b3ca" draw:textarea-horizontal-align="justify" draw:textarea-vertical-align="middle" draw:auto-grow-height="false" fo:min-height="1.378cm" fo:min-width="1.622cm"/>
      <style:paragraph-properties style:writing-mode="lr-tb"/>
    </style:style>
    <style:style style:name="gr19" style:family="graphic" style:parent-style-name="standard">
      <style:graphic-properties draw:fill="solid" draw:fill-color="#b7b3ca" draw:textarea-horizontal-align="justify" draw:textarea-vertical-align="middle" draw:auto-grow-height="false" fo:min-height="1.518cm" fo:min-width="1.4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8000" draw:opacity="70%"/>
      <style:paragraph-properties fo:text-align="center" style:writing-mode="lr-tb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opacity="70%"/>
      <style:paragraph-properties fo:text-align="center" style:writing-mode="lr-tb"/>
    </style:style>
    <style:style style:name="P5" style:family="paragraph">
      <loext:graphic-properties draw:fill-color="#b2b2b2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solid" draw:fill-color="#ff972f"/>
      <style:paragraph-properties fo:text-align="center"/>
    </style:style>
    <style:style style:name="P12" style:family="paragraph">
      <loext:graphic-properties draw:fill="solid" draw:fill-color="#b7b3ca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0.9cm" svg:x="2.75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cm" svg:x="5.356cm" svg:y="2.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3cm" svg:height="3.3cm" svg:x="13.5cm" svg:y="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01cm" svg:height="1.2cm" draw:transform="skewX (-0.00418879020478639) translate (14.127cm 6.743cm)">
          <text:p text:style-name="P1">C1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1.6cm" svg:height="7.6cm" svg:x="8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9cm" svg:height="2cm" svg:x="14.8cm" svg:y="7.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7cm" svg:height="1.6cm" svg:x="14cm" svg:y="10.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7" draw:layer="layout" svg:width="3.199cm" svg:height="0cm" svg:x="3.156cm" svg:y="2.7cm" svg:viewBox="0 0 3200 0" svg:d="M3200 0c-1067 0-2133 0-3200 0">
          <text:p text:style-name="P6">r</text:p>
        </draw:path>
        <draw:line draw:style-name="gr9" draw:text-style-name="P7" draw:layer="layout" svg:x1="16.6cm" svg:y1="10.8cm" svg:x2="19.1cm" svg:y2="8.7cm">
          <text:p text:style-name="P6">r</text:p>
        </draw:line>
        <draw:line draw:style-name="gr9" draw:text-style-name="P7" draw:layer="layout" svg:x1="10.3cm" svg:y1="7.1cm" svg:x2="13.3cm" svg:y2="5.6cm">
          <text:p text:style-name="P6">r</text:p>
        </draw:line>
        <draw:line draw:style-name="gr9" draw:text-style-name="P7" draw:layer="layout" svg:x1="10.3cm" svg:y1="7.1cm" svg:x2="14.7cm" svg:y2="5.8cm">
          <text:p text:style-name="P6">p</text:p>
        </draw:line>
        <draw:line draw:style-name="gr9" draw:text-style-name="P7" draw:layer="layout" svg:x1="10.1cm" svg:y1="9.6cm" svg:x2="16.1cm" svg:y2="8cm">
          <text:p text:style-name="P6">r</text:p>
        </draw:line>
        <draw:line draw:style-name="gr9" draw:text-style-name="P7" draw:layer="layout" svg:x1="10.1cm" svg:y1="8.1cm" svg:x2="14.8cm" svg:y2="6.9cm">
          <text:p text:style-name="P6">r</text:p>
        </draw:line>
        <draw:line draw:style-name="gr9" draw:text-style-name="P7" draw:layer="layout" svg:x1="10.7cm" svg:y1="10.1cm" svg:x2="15.7cm" svg:y2="9.2cm">
          <text:p text:style-name="P6">r</text:p>
        </draw:line>
        <draw:line draw:style-name="gr9" draw:text-style-name="P7" draw:layer="layout" svg:x1="16.4cm" svg:y1="7.2cm" svg:x2="19.1cm" svg:y2="8.8cm">
          <text:p text:style-name="P6">q</text:p>
        </draw:line>
        <draw:line draw:style-name="gr9" draw:text-style-name="P7" draw:layer="layout" svg:x1="16.9cm" svg:y1="6.7cm" svg:x2="19.1cm" svg:y2="8.8cm">
          <text:p text:style-name="P6">r</text:p>
        </draw:line>
        <draw:frame draw:style-name="gr10" draw:text-style-name="P8" draw:layer="layout" svg:width="0.853cm" svg:height="0.962cm" svg:x="9.362cm" svg:y="6.505cm">
          <draw:text-box>
            <text:p>1</text:p>
          </draw:text-box>
        </draw:frame>
        <draw:frame draw:style-name="gr10" draw:text-style-name="P8" draw:layer="layout" svg:width="0.853cm" svg:height="0.962cm" svg:x="9.247cm" svg:y="7.5cm">
          <draw:text-box>
            <text:p>2</text:p>
          </draw:text-box>
        </draw:frame>
        <draw:frame draw:style-name="gr11" draw:text-style-name="P8" draw:layer="layout" svg:width="0.853cm" svg:height="0.962cm" svg:x="9.248cm" svg:y="7.5cm">
          <draw:text-box>
            <text:p>2</text:p>
          </draw:text-box>
        </draw:frame>
        <draw:frame draw:style-name="gr11" draw:text-style-name="P8" draw:layer="layout" svg:width="0.853cm" svg:height="0.962cm" svg:x="9.347cm" svg:y="9.038cm">
          <draw:text-box>
            <text:p>3</text:p>
          </draw:text-box>
        </draw:frame>
        <draw:frame draw:style-name="gr11" draw:text-style-name="P8" draw:layer="layout" svg:width="0.853cm" svg:height="0.962cm" svg:x="9.8cm" svg:y="9.738cm">
          <draw:text-box>
            <text:p>4</text:p>
          </draw:text-box>
        </draw:frame>
        <draw:frame draw:style-name="gr11" draw:text-style-name="P8" draw:layer="layout" svg:width="0.853cm" svg:height="0.962cm" svg:x="19cm" svg:y="8.2cm">
          <draw:text-box>
            <text:p>5</text:p>
          </draw:text-box>
        </draw:frame>
        <draw:line draw:style-name="gr9" draw:text-style-name="P7" draw:layer="layout" svg:x1="3.056cm" svg:y1="3cm" svg:x2="5.856cm" svg:y2="3.3cm">
          <text:p text:style-name="P6">r</text:p>
        </draw:line>
        <draw:line draw:style-name="gr9" draw:text-style-name="P7" draw:layer="layout" svg:x1="3.056cm" svg:y1="3cm" svg:x2="5.156cm" svg:y2="4.1cm">
          <text:p text:style-name="P6">q</text:p>
        </draw:line>
        <draw:frame draw:style-name="gr12" draw:text-style-name="P8" draw:layer="layout" svg:width="0.8cm" svg:height="0.962cm" svg:x="1.956cm" svg:y="1.738cm">
          <draw:text-box>
            <text:p>D</text:p>
          </draw:text-box>
        </draw:frame>
        <draw:path draw:style-name="gr8" draw:text-style-name="P7" draw:layer="layout" svg:width="1.799cm" svg:height="0cm" svg:x="2.856cm" svg:y="4.3cm" svg:viewBox="0 0 1800 0" svg:d="M1800 0c-600 0-1200 0-1800 0">
          <text:p text:style-name="P6">r</text:p>
        </draw:path>
        <draw:custom-shape draw:style-name="gr13" draw:text-style-name="P3" draw:layer="layout" svg:width="6.298cm" svg:height="3.8cm" draw:transform="skewX (-0.0253072741539178) translate (1.506cm 1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8.8cm" svg:height="5.8cm" svg:x="1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7.304cm" svg:height="0.962cm" svg:x="2.6cm" svg:y="12.9cm">
          <draw:text-box>
            <text:p text:style-name="P9"><text:span text:style-name="T1">name some xsd:string</text:span></text:p>
          </draw:text-box>
        </draw:frame>
        <draw:custom-shape draw:style-name="gr16" draw:text-style-name="P11" draw:layer="layout" svg:width="3.3cm" svg:height="1.8cm" svg:x="1.9cm" svg:y="14.8cm">
          <text:p text:style-name="P6">Per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.7cm" svg:height="1.5cm" svg:x="4.9cm" svg:y="17.3cm">
          <text:p text:style-name="P6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cm" svg:height="2.3cm" svg:x="6.8cm" svg:y="16.3cm">
          <text:p text:style-name="P6">Pl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2.8cm" svg:height="2.5cm" svg:x="5.3cm" svg:y="13.9cm">
          <text:p text:style-name="P6">Reg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1.7cm" svg:height="1.5cm" svg:x="2.6cm" svg:y="16.9cm">
          <text:p text:style-name="P6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6:30:59.576864962</meta:creation-date>
    <dc:date>2023-06-12T17:40:28.784242498</dc:date>
    <meta:editing-duration>PT4H52S</meta:editing-duration>
    <meta:editing-cycles>11</meta:editing-cycles>
    <meta:generator>LibreOffice/6.4.7.2$Linux_X86_64 LibreOffice_project/40$Build-2</meta:generator>
    <meta:document-statistic meta:object-count="34"/>
  </office:meta>
</office:document-meta>
</file>